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ty on water. </text:p>
      <text:p text:style-name="P1">  May look like Venice in the heyday, commercial and cultural center. Architecture appearance is divided into wealthy homes, main house is the <text:s/>similar to the Doge's Palace, which have colonnades, beautiful stucco, peaked roof ridge, flowers and lights. Wall color lighter with dominant components. On the walls are hung with flags and coat of arms. Colors red, gold, purple and black. Mascots and statues of winged lions or chimeras. We approached the channel with boats rich red and black lacquer with gold trim, purple bedspread from the sun. On the square statue haughty ruler with a sword by his side a lion with the book. In this part of town is a regular park like in the French style. Direct footpathes, trimmed bushes and tall slender trees like cypresses.</text:p>
      <text:p text:style-name="P1"><text:s/>Another part of the city is trading houses will be built-up. Ornaments less, they are more eclectic, signs trade guilds, shops and gunsmiths changed. Appearance simpler solid, <text:s/>color ocher, yellow, reddish colored voile and shutters. Boats loaded with goods. On the walls of houses are shop shelves. A lot of flowers also on the balconies and wild ivy on the walls.</text:p>
      <text:p text:style-name="P1">Another part of the city can be a little block, similar to the Vysehrad in Prague - where street of alchemists, or Jewish quarter, narrow low single-or two-storey houses, with small windows. Tightly closed doors and shutters. Shutters for something where candles are burning. May have graveyard with ancient tombstones. There you can buy special i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jio </meta:initial-creator>
    <meta:creation-date>2014-07-28T19:46:55</meta:creation-date>
    <meta:document-statistic meta:table-count="0" meta:image-count="0" meta:object-count="0" meta:page-count="1" meta:paragraph-count="4" meta:word-count="249" meta:character-count="1498"/>
    <dc:date>2014-07-28T19:58:58</dc:date>
    <dc:creator>serjio </dc:creator>
    <meta:editing-duration>PT00H12M04S</meta:editing-duration>
    <meta:editing-cycles>1</meta:editing-cycles>
    <meta:generator>OpenOffice.org/3.2$Unix OpenOffice.org_project/320m18$Build-9502</meta:generator>
  </office:meta>
</office:document-meta>
</file>